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c9211e" loext:opacity="100%" officeooo:paragraph-rsid="00052b96"/>
    </style:style>
    <style:style style:name="P2" style:family="paragraph" style:parent-style-name="Standard">
      <style:text-properties fo:color="#000000" loext:opacity="100%" officeooo:rsid="00052b96" officeooo:paragraph-rsid="00052b96"/>
    </style:style>
    <style:style style:name="P3" style:family="paragraph" style:parent-style-name="Standard">
      <style:text-properties fo:color="#000000" loext:opacity="100%" officeooo:paragraph-rsid="00052b96"/>
    </style:style>
    <style:style style:name="P4" style:family="paragraph" style:parent-style-name="Standard">
      <style:text-properties officeooo:rsid="000626c7"/>
    </style:style>
    <style:style style:name="P5" style:family="paragraph" style:parent-style-name="Table_20_Contents">
      <style:text-properties officeooo:rsid="00052b96"/>
    </style:style>
    <style:style style:name="P6" style:family="paragraph" style:parent-style-name="Table_20_Contents">
      <style:text-properties fo:color="#c9211e" loext:opacity="100%"/>
    </style:style>
    <style:style style:name="P7" style:family="paragraph" style:parent-style-name="Table_20_Contents">
      <style:text-properties officeooo:rsid="000626c7" officeooo:paragraph-rsid="000626c7"/>
    </style:style>
    <style:style style:name="P8" style:family="paragraph" style:parent-style-name="Table_20_Contents">
      <style:text-properties fo:color="#ff0000" loext:opacity="100%"/>
    </style:style>
    <style:style style:name="P9" style:family="paragraph" style:parent-style-name="Table_20_Contents">
      <style:text-properties fo:color="#ff0000" loext:opacity="100%" officeooo:rsid="000626c7" officeooo:paragraph-rsid="000626c7"/>
    </style:style>
    <style:style style:name="T1" style:family="text">
      <style:text-properties officeooo:rsid="00052b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 table:style-name="TableLine94092889161728">
          <table:table-cell table:style-name="Tabla1.A1" office:value-type="string">
            <text:p text:style-name="P6">• ¿Qué pregunta Carlos en su mensaje de</text:p>
            <text:p text:style-name="P6">correo?</text:p>
            <text:p text:style-name="P5">Es una invitación para ir al museo con el grupo</text:p>
            <text:p text:style-name="Table_20_Contents"/>
            <text:p text:style-name="Table_20_Contents"/>
          </table:table-cell>
          <table:table-cell table:style-name="Tabla1.A1" office:value-type="string">
            <text:p text:style-name="P1">• ¿Qué cosas debe tener en cuenta antes</text:p>
            <text:p text:style-name="P1">de salir?</text:p>
            <text:p text:style-name="P2">Fijar una hora y lugar de reunión para después partir hacia el museo</text:p>
            <text:p text:style-name="P1"/>
          </table:table-cell>
        </table:table-row>
        <table:table-row table:style-name="TableLine94092889161728">
          <table:table-cell table:style-name="Tabla1.A1" office:value-type="string">
            <text:p text:style-name="P1">• ¿Cómo sabe que el plan funcionó? </text:p>
            <text:p text:style-name="P1"/>
            <text:p text:style-name="P3"><text:s/>¿Se bajó en la parada <text:span text:style-name="T1">correcta</text:span>?</text:p>
            <text:p text:style-name="P3"><text:s/>¿Se llaman las calles y los edificios</text:p>
            <text:p text:style-name="P3"><text:span text:style-name="T1">C</text:span>omo esperaba?</text:p>
            <text:p text:style-name="P3"><text:s/>¿Ve alguna computadora?</text:p>
            <text:p text:style-name="P1"/>
          </table:table-cell>
          <table:table-cell table:style-name="Tabla1.A1" office:value-type="string">
            <text:p text:style-name="P1">• ¿Qué acciones toma?</text:p>
            <text:p text:style-name="P1"/>
            <text:p text:style-name="P3">Tomo la línea roja del metro hasta la Estación</text:p>
            <text:p text:style-name="P3">del Sur.</text:p>
            <text:p text:style-name="P3">Cuando salgo de la estación, giro a la derecha y</text:p>
            <text:p text:style-name="P3">sigo recto hasta el final.</text:p>
          </table:table-cell>
        </table:table-row>
      </table:table>
      <text:p text:style-name="Standard"/>
      <text:p text:style-name="Standard"/>
      <text:p text:style-name="P4">si se olvida un paso</text:p>
      <text:p text:style-name="P4"/>
      <table:table table:name="Tabla2" table:style-name="Tabla2">
        <table:table-column table:style-name="Tabla2.A" table:number-columns-repeated="2"/>
        <table:table-row table:style-name="TableLine94092899437248">
          <table:table-cell table:style-name="Tabla2.A1" office:value-type="string">
            <text:p text:style-name="P9">Requisitos</text:p>
            <text:p text:style-name="P7">puede olvidarse de otros planes</text:p>
          </table:table-cell>
          <table:table-cell table:style-name="Tabla2.B1" office:value-type="string">
            <text:p text:style-name="P8">Diseñar un plan</text:p>
            <text:p text:style-name="P7">perderse de camino al museo</text:p>
          </table:table-cell>
        </table:table-row>
        <table:table-row table:style-name="TableLine94092899437248">
          <table:table-cell table:style-name="Tabla2.A2" office:value-type="string">
            <text:p text:style-name="P9">Pruebas</text:p>
            <text:p text:style-name="P7">o llegan a la ubicación del museo </text:p>
            <text:p text:style-name="P7">el museo esta cerrado</text:p>
          </table:table-cell>
          <table:table-cell table:style-name="Tabla2.B2" office:value-type="string">
            <text:p text:style-name="P9">Ejecución del plan</text:p>
            <text:p text:style-name="P7">A pesar de los planes el museo cerr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1T14:58:20.776235371</meta:creation-date>
    <dc:date>2021-03-21T15:14:08.659293087</dc:date>
    <meta:editing-duration>PT5M37S</meta:editing-duration>
    <meta:editing-cycles>1</meta:editing-cycles>
    <meta:document-statistic meta:table-count="2" meta:image-count="0" meta:object-count="0" meta:page-count="1" meta:paragraph-count="26" meta:word-count="139" meta:character-count="720" meta:non-whitespace-character-count="602"/>
    <meta:generator>LibreOffice/7.1.1.2$Linux_X86_64 LibreOffice_project/dd797d330b34196606d0870aaa694e9504402ca1</meta:generator>
  </office:meta>
</office:document-meta>
</file>